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objectwithoutfill">
      <style:graphic-properties svg:stroke-width="0.05cm" draw:marker-start-width="0.28cm" draw:marker-end="" draw:marker-end-width="0.38cm" draw:fill="none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  <style:text-properties fo:font-size="32pt" style:font-size-asian="18pt" style:font-size-complex="18pt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1" draw:id="id1" draw:layer="layout" svg:width="2cm" svg:height="2cm" svg:x="4.6cm" svg:y="0.1cm">
          <text:p text:style-name="P1">5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2" draw:id="id2" draw:layer="layout" svg:width="2cm" svg:height="2cm" svg:x="1.6cm" svg:y="3.1cm">
          <text:p text:style-name="P1">4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3" draw:id="id3" draw:layer="layout" svg:width="2cm" svg:height="2cm" svg:x="7.6cm" svg:y="3.1cm">
          <text:p text:style-name="P1">23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4" draw:id="id4" draw:layer="layout" svg:width="2cm" svg:height="2cm" svg:x="0.1cm" svg:y="6.1cm">
          <text:p text:style-name="P1">65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5" draw:id="id5" draw:layer="layout" svg:width="2cm" svg:height="2cm" svg:x="3.1cm" svg:y="6.1cm">
          <text:p text:style-name="P1">97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6" draw:id="id6" draw:layer="layout" svg:width="2cm" svg:height="2cm" svg:x="6.1cm" svg:y="6.1cm">
          <text:p text:style-name="P1">3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2" draw:layer="layout" draw:type="line" svg:x1="5.6cm" svg:y1="2.1cm" svg:x2="2.6cm" svg:y2="3.1cm" draw:start-shape="id1" draw:start-glue-point="2" draw:end-shape="id2" svg:d="m5600 2100-3000 1000">
          <text:p/>
        </draw:connector>
        <draw:connector draw:style-name="gr2" draw:text-style-name="P2" draw:layer="layout" draw:type="line" svg:x1="5.6cm" svg:y1="2.1cm" svg:x2="8.6cm" svg:y2="3.1cm" draw:start-shape="id1" draw:start-glue-point="2" draw:end-shape="id3" draw:end-glue-point="0" svg:d="m5600 2100 3000 1000">
          <text:p/>
        </draw:connector>
        <draw:connector draw:style-name="gr2" draw:text-style-name="P2" draw:layer="layout" draw:type="line" svg:x1="2.6cm" svg:y1="5.1cm" svg:x2="1.1cm" svg:y2="6.1cm" draw:start-shape="id2" draw:start-glue-point="2" draw:end-shape="id4" svg:d="m2600 5100-1500 1000">
          <text:p/>
        </draw:connector>
        <draw:connector draw:style-name="gr2" draw:text-style-name="P2" draw:layer="layout" draw:type="line" svg:x1="2.6cm" svg:y1="5.1cm" svg:x2="4.1cm" svg:y2="6.1cm" draw:start-shape="id2" draw:start-glue-point="2" draw:end-shape="id5" svg:d="m2600 5100 1500 1000">
          <text:p/>
        </draw:connector>
        <draw:connector draw:style-name="gr2" draw:text-style-name="P2" draw:layer="layout" draw:type="line" svg:x1="8.6cm" svg:y1="5.1cm" svg:x2="7.1cm" svg:y2="6.1cm" draw:start-shape="id3" draw:start-glue-point="2" draw:end-shape="id6" draw:end-glue-point="0" svg:d="m8600 5100-1500 10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1cm" fo:margin-bottom="0.1cm" fo:margin-left="0.1cm" fo:margin-right="0.1cm" fo:page-width="9.7cm" fo:page-height="8.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rkus </meta:initial-creator>
    <meta:creation-date>2012-06-26T22:23:59</meta:creation-date>
    <dc:date>2012-06-26T22:35:30</dc:date>
    <dc:creator>Markus </dc:creator>
    <meta:editing-duration>PT1M42S</meta:editing-duration>
    <meta:editing-cycles>2</meta:editing-cycles>
    <meta:generator>LibreOffice/3.5$Linux_X86_64 LibreOffice_project/350m1$Build-2</meta:generator>
    <meta:document-statistic meta:object-count="11"/>
  </office:meta>
</office:document-meta>
</file>